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1cm" style:rel-column-width="11987*"/>
    </style:style>
    <style:style style:name="Tableau1.B" style:family="table-column">
      <style:table-column-properties style:column-width="4.322cm" style:rel-column-width="16659*"/>
    </style:style>
    <style:style style:name="Tableau1.C" style:family="table-column">
      <style:table-column-properties style:column-width="2.425cm" style:rel-column-width="9349*"/>
    </style:style>
    <style:style style:name="Tableau1.D" style:family="table-column">
      <style:table-column-properties style:column-width="1.984cm" style:rel-column-width="7649*"/>
    </style:style>
    <style:style style:name="Tableau1.E" style:family="table-column">
      <style:table-column-properties style:column-width="2.325cm" style:rel-column-width="896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itération 1</text:h>
      <text:p text:style-name="Text_20_body">Cette itération porte sur le cas d'utilisation « gérer les éléments ». Cela signifie qu'on traitera les opérations d'ajout, de modification et de suppression sur les vélos, les bornes et les stations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F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Introduction au projet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Diagramme des cas d'utilisation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classes métier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séquence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Diagramme d'activité de naviga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Diagramme de classes concep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Interface graphique (Maquette)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3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Sérialisation des classes métiers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Classes métie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Contrôleu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10-09T15:10:06</meta:creation-date>
    <dc:date>2013-10-14T13:26:50</dc:date>
    <dc:creator>PERDEREAU Eloi</dc:creator>
    <meta:editing-duration>PT26M2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49" meta:word-count="121" meta:character-count="768" meta:non-whitespace-character-count="696"/>
  </office:meta>
</office:document-meta>
</file>